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6.029cm"/>
    </style:style>
    <style:style style:name="co9" style:family="table-column">
      <style:table-column-properties fo:break-before="auto" style:column-width="2.96cm"/>
    </style:style>
    <style:style style:name="co12" style:family="table-column">
      <style:table-column-properties fo:break-before="auto" style:column-width="4.258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4.754cm"/>
    </style:style>
    <style:style style:name="co15" style:family="table-column">
      <style:table-column-properties fo:break-before="auto" style:column-width="2.512cm"/>
    </style:style>
    <style:style style:name="co16" style:family="table-column">
      <style:table-column-properties fo:break-before="auto" style:column-width="3.526cm"/>
    </style:style>
    <style:style style:name="co17" style:family="table-column">
      <style:table-column-properties fo:break-before="auto" style:column-width="0.542cm"/>
    </style:style>
    <style:style style:name="co18" style:family="table-column">
      <style:table-column-properties fo:break-before="auto" style:column-width="11.259cm"/>
    </style:style>
    <style:style style:name="co27" style:family="table-column">
      <style:table-column-properties fo:break-before="auto" style:column-width="5.847cm"/>
    </style:style>
    <style:style style:name="co25" style:family="table-column">
      <style:table-column-properties fo:break-before="auto" style:column-width="4.2cm"/>
    </style:style>
    <style:style style:name="co28" style:family="table-column">
      <style:table-column-properties fo:break-before="auto" style:column-width="3.574cm"/>
    </style:style>
    <style:style style:name="co29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2.819cm"/>
    </style:style>
    <style:style style:name="co30" style:family="table-column">
      <style:table-column-properties fo:break-before="auto" style:column-width="2.282cm"/>
    </style:style>
    <style:style style:name="co23" style:family="table-column">
      <style:table-column-properties fo:break-before="auto" style:column-width="3.433cm"/>
    </style:style>
    <style:style style:name="co32" style:family="table-column">
      <style:table-column-properties fo:break-before="auto" style:column-width="4.023cm"/>
    </style:style>
    <style:style style:name="co33" style:family="table-column">
      <style:table-column-properties fo:break-before="auto" style:column-width="5.865cm"/>
    </style:style>
    <style:style style:name="co34" style:family="table-column">
      <style:table-column-properties fo:break-before="auto" style:column-width="4.179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  <table:table-row table:style-name="ro1">
          <table:table-cell table:formula="of:=[Staff.J3]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table:formula="of:=[Staff.J4]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table:formula="of:=[Staff.J5]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table:formula="of:=[Staff.J6]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table:formula="of:=[Staff.J7]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table:formula="of:=[Staff.J8]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table:formula="of:=[Staff.J9]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table:formula="of:=[Staff.J10]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  <table:table-row table:style-name="ro1">
          <table:table-cell table:formula="of:=[Advisor.C3]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table:formula="of:=[Advisor.C4]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table:formula="of:=[Advisor.C5]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table:formula="of:=[Advisor.C6]" office:value-type="string" office:string-value="INSERT INTO Advisor (StaffId) VALUES ('5462624');">
            <text:p>INSERT INTO Advisor (StaffId) VALUES ('5462624');</text:p>
          </table:table-cell>
        </table:table-row>
        <table:table-row table:style-name="ro1">
          <table:table-cell table:formula="of:=[Course.I3]" office:value-type="string" office:string-value="INSERT INTO Course (CourseID,Name,Credit,Aim,School,Level) VALUES ('ENG4425','Digital Communications 3','20','Teaching you the comms init','Engineering','3');">
            <text:p>INSERT INTO Course (CourseID,Name,Credit,Aim,School,Level) VALUES ('ENG4425','Digital Communications 3','20','Teaching you the comms init','Engineering','3');</text:p>
          </table:table-cell>
        </table:table-row>
        <table:table-row table:style-name="ro1">
          <table:table-cell table:formula="of:=[Course.I4]" office:value-type="string" office:string-value="INSERT INTO Course (CourseID,Name,Credit,Aim,School,Level) VALUES ('Compsci2436','Networks 3','10','How to interweb','Computing Science','1');">
            <text:p>INSERT INTO Course (CourseID,Name,Credit,Aim,School,Level) VALUES ('Compsci2436','Networks 3','10','How to interweb','Computing Science','1');</text:p>
          </table:table-cell>
        </table:table-row>
        <table:table-row table:style-name="ro1">
          <table:table-cell table:formula="of:=[Course.I5]" office:value-type="string" office:string-value="INSERT INTO Course (CourseID,Name,Credit,Aim,School,Level) VALUES ('MUSIC1323','Music for Dummies 1','10','What is a piano?','Culture and Creative Arts','1');">
            <text:p>INSERT INTO Course (CourseID,Name,Credit,Aim,School,Level) VALUES ('MUSIC1323','Music for Dummies 1','10','What is a piano?','Culture and Creative Arts','1');</text:p>
          </table:table-cell>
        </table:table-row>
        <table:table-row table:style-name="ro1">
          <table:table-cell table:formula="of:=[Course.I6]" office:value-type="string" office:string-value="INSERT INTO Course (CourseID,Name,Credit,Aim,School,Level) VALUES ('ENGLANG3012','English Literature 1','20','How to read101','Critical Studies','1');">
            <text:p>INSERT INTO Course (CourseID,Name,Credit,Aim,School,Level) VALUES ('ENGLANG3012','English Literature 1','20','How to read101','Critical Studies','1');</text:p>
          </table:table-cell>
        </table:table-row>
        <table:table-row table:style-name="ro1">
          <table:table-cell table:formula="of:=[Course.I7]" office:value-type="string" office:string-value="INSERT INTO Course (CourseID,Name,Credit,Aim,School,Level) VALUES ('ENG4427','Control 3','10','Teaching you the control init','Engineering','3');">
            <text:p>INSERT INTO Course (CourseID,Name,Credit,Aim,School,Level) VALUES ('ENG4427','Control 3','10','Teaching you the control init','Engineering','3');</text:p>
          </table:table-cell>
        </table:table-row>
        <table:table-row table:style-name="ro1">
          <table:table-cell table:formula="of:=[Course.I8]" office:value-type="string" office:string-value="INSERT INTO Course (CourseID,Name,Credit,Aim,School,Level) VALUES ('Compsci2438','Programming 1','10','How to “Hello World”','Computing Science','1');">
            <text:p>INSERT INTO Course (CourseID,Name,Credit,Aim,School,Level) VALUES ('Compsci2438','Programming 1','10','How to “Hello World”','Computing Science','1');</text:p>
          </table:table-cell>
        </table:table-row>
        <table:table-row table:style-name="ro1">
          <table:table-cell table:formula="of:=[Course.I9]" office:value-type="string" office:string-value="INSERT INTO Course (CourseID,Name,Credit,Aim,School,Level) VALUES ('MUSIC1325','Music for Thickies 2','10','What is a guitar?','Culture and Creative Arts','2');">
            <text:p>INSERT INTO Course (CourseID,Name,Credit,Aim,School,Level) VALUES ('MUSIC1325','Music for Thickies 2','10','What is a guitar?','Culture and Creative Arts','2');</text:p>
          </table:table-cell>
        </table:table-row>
        <table:table-row table:style-name="ro1">
          <table:table-cell table:formula="of:=[Course.I10]" office:value-type="string" office:string-value="INSERT INTO Course (CourseID,Name,Credit,Aim,School,Level) VALUES ('ENGLANG3014','English Language 2','20','How to grammer101','Critical Studies','2');">
            <text:p>INSERT INTO Course (CourseID,Name,Credit,Aim,School,Level) VALUES ('ENGLANG3014','English Language 2','20','How to grammer101','Critical Studies','2');</text:p>
          </table:table-cell>
        </table:table-row>
        <table:table-row table:style-name="ro1">
          <table:table-cell table:formula="of:=[Course.I11]" office:value-type="string" office:string-value="INSERT INTO Course (CourseID,Name,Credit,Aim,School,Level) VALUES ('ENG4428','Digital Electronics 2','10','Digital','Engineering','2');">
            <text:p>INSERT INTO Course (CourseID,Name,Credit,Aim,School,Level) VALUES ('ENG4428','Digital Electronics 2','10','Digital','Engineering','2');</text:p>
          </table:table-cell>
        </table:table-row>
        <table:table-row table:style-name="ro1">
          <table:table-cell table:formula="of:=[Course.I12]" office:value-type="string" office:string-value="INSERT INTO Course (CourseID,Name,Credit,Aim,School,Level) VALUES ('ENG4429','Analogue Electronics 2','10','analogue','Engineering','2');">
            <text:p>INSERT INTO Course (CourseID,Name,Credit,Aim,School,Level) VALUES ('ENG4429','Analogue Electronics 2','10','analogue','Engineering','2');</text:p>
          </table:table-cell>
        </table:table-row>
        <table:table-row table:style-name="ro1">
          <table:table-cell table:formula="of:=[Course.I13]" office:value-type="string" office:string-value="INSERT INTO Course (CourseID,Name,Credit,Aim,School,Level) VALUES ('ENG4430','Design Engineering 2','10','design','Engineering','2');">
            <text:p>INSERT INTO Course (CourseID,Name,Credit,Aim,School,Level) VALUES ('ENG4430','Design Engineering 2','10','design','Engineering','2');</text:p>
          </table:table-cell>
        </table:table-row>
        <table:table-row table:style-name="ro1">
          <table:table-cell table:formula="of:=[Course.I14]" office:value-type="string" office:string-value="INSERT INTO Course (CourseID,Name,Credit,Aim,School,Level) VALUES ('ENG4431','Fluid Dynamics 3','20','fluids','Engineering','3');">
            <text:p>INSERT INTO Course (CourseID,Name,Credit,Aim,School,Level) VALUES ('ENG4431','Fluid Dynamics 3','20','fluids','Engineering','3');</text:p>
          </table:table-cell>
        </table:table-row>
        <table:table-row table:style-name="ro1">
          <table:table-cell table:formula="of:=[Course.I15]" office:value-type="string" office:string-value="INSERT INTO Course (CourseID,Name,Credit,Aim,School,Level) VALUES ('ENG4432','Thermo-Dynamics 2','10','thermo','Engineering','2');">
            <text:p>INSERT INTO Course (CourseID,Name,Credit,Aim,School,Level) VALUES ('ENG4432','Thermo-Dynamics 2','10','thermo','Engineering','2');</text:p>
          </table:table-cell>
        </table:table-row>
        <table:table-row table:style-name="ro1">
          <table:table-cell table:formula="of:=[Degree.F3]" office:value-type="string" office:string-value="INSERT INTO Degree (Name,School,Years,DegreeType) values ('English Literature','Critical Studies','4','BA');">
            <text:p>INSERT INTO Degree (Name,School,Years,DegreeType) values ('English Literature','Critical Studies','4','BA');</text:p>
          </table:table-cell>
        </table:table-row>
        <table:table-row table:style-name="ro1">
          <table:table-cell table:formula="of:=[Degree.F4]" office:value-type="string" office:string-value="INSERT INTO Degree (Name,School,Years,DegreeType) values ('Computer Science','Computing Science','4','BEng');">
            <text:p>INSERT INTO Degree (Name,School,Years,DegreeType) values ('Computer Science','Computing Science','4','BEng');</text:p>
          </table:table-cell>
        </table:table-row>
        <table:table-row table:style-name="ro1">
          <table:table-cell table:formula="of:=[Degree.F5]" office:value-type="string" office:string-value="INSERT INTO Degree (Name,School,Years,DegreeType) values ('Mechanical Engineering','Engineering','4','BSci');">
            <text:p>INSERT INTO Degree (Name,School,Years,DegreeType) values ('Mechanical Engineering','Engineering','4','BSci');</text:p>
          </table:table-cell>
        </table:table-row>
        <table:table-row table:style-name="ro1">
          <table:table-cell table:formula="of:=[Degree.F6]" office:value-type="string" office:string-value="INSERT INTO Degree (Name,School,Years,DegreeType) values ('Electronic and Software Engineering','Engineering','4','BEng');">
            <text:p>INSERT INTO Degree (Name,School,Years,DegreeType) values ('Electronic and Software Engineering','Engineering','4','BEng');</text:p>
          </table:table-cell>
        </table:table-row>
        <table:table-row table:style-name="ro1">
          <table:table-cell table:formula="of:=[Degree.F7]" office:value-type="string" office:string-value="INSERT INTO Degree (Name,School,Years,DegreeType) values ('Music','Culture and Creative Arts','4','BA');">
            <text:p>INSERT INTO Degree (Name,School,Years,DegreeType) values ('Music','Culture and Creative Arts','4','BA');</text:p>
          </table:table-cell>
        </table:table-row>
        <table:table-row table:style-name="ro1">
          <table:table-cell table:formula="of:=[DeptHead.D3]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table:formula="of:=[DeptHead.D4]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table:formula="of:=[DeptHead.D5]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table:formula="of:=[DeptHead.D6]" office:value-type="string" office:string-value="INSERT INTO DeptHead (StaffId,Year) VALUES ('9023403','4');">
            <text:p>INSERT INTO DeptHead (StaffId,Year) VALUES ('9023403','4');</text:p>
          </table:table-cell>
        </table:table-row>
        <table:table-row table:style-name="ro1">
          <table:table-cell table:formula="of:=[StudentHasCourse.G3]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table:formula="of:=[StudentHasCourse.G4]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table:formula="of:=[StudentHasCourse.G5]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table:formula="of:=[StudentHasCourse.G6]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table:formula="of:=[StudentHasCourse.G7]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table:formula="of:=[StudentHasCourse.G8]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table:formula="of:=[StudentHasCourse.G9]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table:formula="of:=[StudentHasCourse.G10]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table:formula="of:=[StudentHasCourse.G11]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table:formula="of:=[StudentHasCourse.G12]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table:formula="of:=[StudentHasCourse.G13]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table:formula="of:=[StudentHasCourse.G14]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table:formula="of:=[StudentHasCourse.G15]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table:formula="of:=[StudentHasCourse.G16]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table:formula="of:=[StudentHasCourse.G17]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table:formula="of:=[StudentHasCourse.G18]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table:formula="of:=[StudentHasCourse.G19]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table:formula="of:=[StudentHasCourse.G20]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table:formula="of:=[StudentHasCourse.G21]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table:formula="of:=[StudentHasCourse.G22]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table:formula="of:=[TeachingCommittee.C4]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  <table:table table:name="Advis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dvisor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Advisor (StaffId) VALUES ('5462624');">
            <text:p>INSERT INTO Advisor (StaffId) VALUES ('5462624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21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Course</text:p>
          </table:table-cell>
          <table:table-cell table:number-columns-repeated="8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Credit</text:p>
          </table:table-cell>
          <table:table-cell office:value-type="string">
            <text:p>Aim</text:p>
          </table:table-cell>
          <table:table-cell office:value-type="string">
            <text:p>School</text:p>
          </table:table-cell>
          <table:table-cell office:value-type="string">
            <text:p>Level</text:p>
          </table:table-cell>
          <table:table-cell table:number-columns-repeated="3"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 3</text:p>
          </table:table-cell>
          <table:table-cell office:value-type="float" office:value="20">
            <text:p>20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3];&quot;','&quot;;[.B3];&quot;','&quot;;[.C3];&quot;','&quot;;[.D3];&quot;','&quot;;[.E3];&quot;','&quot;;[.F3];&quot;');&quot;)" office:value-type="string" office:string-value="INSERT INTO Course (CourseID,Name,Credit,Aim,School,Level) VALUES ('ENG4425','Digital Communications 3','20','Teaching you the comms init','Engineering','3');">
            <text:p>INSERT INTO Course (CourseID,Name,Credit,Aim,School,Level) VALUES ('ENG4425','Digital Communications 3','20','Teaching you the comms init','Engineering','3');</text:p>
          </table:table-cell>
        </table:table-row>
        <table:table-row table:style-name="ro1">
          <table:table-cell office:value-type="string">
            <text:p>Compsci2436</text:p>
          </table:table-cell>
          <table:table-cell office:value-type="string">
            <text:p>Networks 3</text:p>
          </table:table-cell>
          <table:table-cell office:value-type="float" office:value="10">
            <text:p>10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4];&quot;','&quot;;[.B4];&quot;','&quot;;[.C4];&quot;','&quot;;[.D4];&quot;','&quot;;[.E4];&quot;','&quot;;[.F4];&quot;');&quot;)" office:value-type="string" office:string-value="INSERT INTO Course (CourseID,Name,Credit,Aim,School,Level) VALUES ('Compsci2436','Networks 3','10','How to interweb','Computing Science','1');">
            <text:p>INSERT INTO Course (CourseID,Name,Credit,Aim,School,Level) VALUES ('Compsci2436','Networks 3','10','How to interweb','Computing Science','1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 1</text:p>
          </table:table-cell>
          <table:table-cell office:value-type="float" office:value="10">
            <text:p>10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5];&quot;','&quot;;[.B5];&quot;','&quot;;[.C5];&quot;','&quot;;[.D5];&quot;','&quot;;[.E5];&quot;','&quot;;[.F5];&quot;');&quot;)" office:value-type="string" office:string-value="INSERT INTO Course (CourseID,Name,Credit,Aim,School,Level) VALUES ('MUSIC1323','Music for Dummies 1','10','What is a piano?','Culture and Creative Arts','1');">
            <text:p>INSERT INTO Course (CourseID,Name,Credit,Aim,School,Level) VALUES ('MUSIC1323','Music for Dummies 1','10','What is a piano?','Culture and Creative Arts','1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 1</text:p>
          </table:table-cell>
          <table:table-cell office:value-type="float" office:value="20">
            <text:p>20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6];&quot;','&quot;;[.B6];&quot;','&quot;;[.C6];&quot;','&quot;;[.D6];&quot;','&quot;;[.E6];&quot;','&quot;;[.F6];&quot;');&quot;)" office:value-type="string" office:string-value="INSERT INTO Course (CourseID,Name,Credit,Aim,School,Level) VALUES ('ENGLANG3012','English Literature 1','20','How to read101','Critical Studies','1');">
            <text:p>INSERT INTO Course (CourseID,Name,Credit,Aim,School,Level) VALUES ('ENGLANG3012','English Literature 1','20','How to read101','Critical Studies','1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 3</text:p>
          </table:table-cell>
          <table:table-cell office:value-type="float" office:value="10">
            <text:p>10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7];&quot;','&quot;;[.B7];&quot;','&quot;;[.C7];&quot;','&quot;;[.D7];&quot;','&quot;;[.E7];&quot;','&quot;;[.F7];&quot;');&quot;)" office:value-type="string" office:string-value="INSERT INTO Course (CourseID,Name,Credit,Aim,School,Level) VALUES ('ENG4427','Control 3','10','Teaching you the control init','Engineering','3');">
            <text:p>INSERT INTO Course (CourseID,Name,Credit,Aim,School,Level) VALUES ('ENG4427','Control 3','10','Teaching you the control init','Engineering','3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 1</text:p>
          </table:table-cell>
          <table:table-cell office:value-type="float" office:value="10">
            <text:p>10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8];&quot;','&quot;;[.B8];&quot;','&quot;;[.C8];&quot;','&quot;;[.D8];&quot;','&quot;;[.E8];&quot;','&quot;;[.F8];&quot;');&quot;)" office:value-type="string" office:string-value="INSERT INTO Course (CourseID,Name,Credit,Aim,School,Level) VALUES ('Compsci2438','Programming 1','10','How to “Hello World”','Computing Science','1');">
            <text:p>INSERT INTO Course (CourseID,Name,Credit,Aim,School,Level) VALUES ('Compsci2438','Programming 1','10','How to “Hello World”','Computing Science','1');</text:p>
          </table:table-cell>
        </table:table-row>
        <table:table-row table:style-name="ro1">
          <table:table-cell office:value-type="string">
            <text:p>MUSIC1325</text:p>
          </table:table-cell>
          <table:table-cell office:value-type="string">
            <text:p>Music for Thickies 2</text:p>
          </table:table-cell>
          <table:table-cell office:value-type="float" office:value="10">
            <text:p>10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9];&quot;','&quot;;[.B9];&quot;','&quot;;[.C9];&quot;','&quot;;[.D9];&quot;','&quot;;[.E9];&quot;','&quot;;[.F9];&quot;');&quot;)" office:value-type="string" office:string-value="INSERT INTO Course (CourseID,Name,Credit,Aim,School,Level) VALUES ('MUSIC1325','Music for Thickies 2','10','What is a guitar?','Culture and Creative Arts','2');">
            <text:p>INSERT INTO Course (CourseID,Name,Credit,Aim,School,Level) VALUES ('MUSIC1325','Music for Thickies 2','10','What is a guitar?','Culture and Creative Arts','2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 2</text:p>
          </table:table-cell>
          <table:table-cell office:value-type="float" office:value="20">
            <text:p>20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0];&quot;','&quot;;[.B10];&quot;','&quot;;[.C10];&quot;','&quot;;[.D10];&quot;','&quot;;[.E10];&quot;','&quot;;[.F10];&quot;');&quot;)" office:value-type="string" office:string-value="INSERT INTO Course (CourseID,Name,Credit,Aim,School,Level) VALUES ('ENGLANG3014','English Language 2','20','How to grammer101','Critical Studies','2');">
            <text:p>INSERT INTO Course (CourseID,Name,Credit,Aim,School,Level) VALUES ('ENGLANG3014','English Language 2','20','How to grammer101','Critical Studies','2');</text:p>
          </table:table-cell>
        </table:table-row>
        <table:table-row table:style-name="ro1">
          <table:table-cell office:value-type="string">
            <text:p>ENG4428</text:p>
          </table:table-cell>
          <table:table-cell office:value-type="string">
            <text:p>Digital Electronics 2</text:p>
          </table:table-cell>
          <table:table-cell office:value-type="float" office:value="10">
            <text:p>10</text:p>
          </table:table-cell>
          <table:table-cell office:value-type="string">
            <text:p>Digital</text:p>
          </table:table-cell>
          <table:table-cell office:value-type="string">
            <text:p>Engineeri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1];&quot;','&quot;;[.B11];&quot;','&quot;;[.C11];&quot;','&quot;;[.D11];&quot;','&quot;;[.E11];&quot;','&quot;;[.F11];&quot;');&quot;)" office:value-type="string" office:string-value="INSERT INTO Course (CourseID,Name,Credit,Aim,School,Level) VALUES ('ENG4428','Digital Electronics 2','10','Digital','Engineering','2');">
            <text:p>INSERT INTO Course (CourseID,Name,Credit,Aim,School,Level) VALUES ('ENG4428','Digital Electronics 2','10','Digital','Engineering','2');</text:p>
          </table:table-cell>
        </table:table-row>
        <table:table-row table:style-name="ro1">
          <table:table-cell office:value-type="string">
            <text:p>ENG4429</text:p>
          </table:table-cell>
          <table:table-cell office:value-type="string">
            <text:p>Analogue Electronics 2</text:p>
          </table:table-cell>
          <table:table-cell office:value-type="float" office:value="10">
            <text:p>10</text:p>
          </table:table-cell>
          <table:table-cell office:value-type="string">
            <text:p>analogue</text:p>
          </table:table-cell>
          <table:table-cell office:value-type="string">
            <text:p>Engineeri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2];&quot;','&quot;;[.B12];&quot;','&quot;;[.C12];&quot;','&quot;;[.D12];&quot;','&quot;;[.E12];&quot;','&quot;;[.F12];&quot;');&quot;)" office:value-type="string" office:string-value="INSERT INTO Course (CourseID,Name,Credit,Aim,School,Level) VALUES ('ENG4429','Analogue Electronics 2','10','analogue','Engineering','2');">
            <text:p>INSERT INTO Course (CourseID,Name,Credit,Aim,School,Level) VALUES ('ENG4429','Analogue Electronics 2','10','analogue','Engineering','2');</text:p>
          </table:table-cell>
        </table:table-row>
        <table:table-row table:style-name="ro1">
          <table:table-cell office:value-type="string">
            <text:p>ENG4430</text:p>
          </table:table-cell>
          <table:table-cell office:value-type="string">
            <text:p>Design Engineering 2</text:p>
          </table:table-cell>
          <table:table-cell office:value-type="float" office:value="10">
            <text:p>10</text:p>
          </table:table-cell>
          <table:table-cell office:value-type="string">
            <text:p>design</text:p>
          </table:table-cell>
          <table:table-cell office:value-type="string">
            <text:p>Engineeri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3];&quot;','&quot;;[.B13];&quot;','&quot;;[.C13];&quot;','&quot;;[.D13];&quot;','&quot;;[.E13];&quot;','&quot;;[.F13];&quot;');&quot;)" office:value-type="string" office:string-value="INSERT INTO Course (CourseID,Name,Credit,Aim,School,Level) VALUES ('ENG4430','Design Engineering 2','10','design','Engineering','2');">
            <text:p>INSERT INTO Course (CourseID,Name,Credit,Aim,School,Level) VALUES ('ENG4430','Design Engineering 2','10','design','Engineering','2');</text:p>
          </table:table-cell>
        </table:table-row>
        <table:table-row table:style-name="ro1">
          <table:table-cell office:value-type="string">
            <text:p>ENG4431</text:p>
          </table:table-cell>
          <table:table-cell office:value-type="string">
            <text:p>Fluid Dynamics 3</text:p>
          </table:table-cell>
          <table:table-cell office:value-type="float" office:value="20">
            <text:p>20</text:p>
          </table:table-cell>
          <table:table-cell office:value-type="string">
            <text:p>fluids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4];&quot;','&quot;;[.B14];&quot;','&quot;;[.C14];&quot;','&quot;;[.D14];&quot;','&quot;;[.E14];&quot;','&quot;;[.F14];&quot;');&quot;)" office:value-type="string" office:string-value="INSERT INTO Course (CourseID,Name,Credit,Aim,School,Level) VALUES ('ENG4431','Fluid Dynamics 3','20','fluids','Engineering','3');">
            <text:p>INSERT INTO Course (CourseID,Name,Credit,Aim,School,Level) VALUES ('ENG4431','Fluid Dynamics 3','20','fluids','Engineering','3');</text:p>
          </table:table-cell>
        </table:table-row>
        <table:table-row table:style-name="ro1">
          <table:table-cell office:value-type="string">
            <text:p>ENG4432</text:p>
          </table:table-cell>
          <table:table-cell office:value-type="string">
            <text:p>Thermo-Dynamics 2</text:p>
          </table:table-cell>
          <table:table-cell office:value-type="float" office:value="10">
            <text:p>10</text:p>
          </table:table-cell>
          <table:table-cell office:value-type="string">
            <text:p>thermo</text:p>
          </table:table-cell>
          <table:table-cell office:value-type="string">
            <text:p>Engineeri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5];&quot;','&quot;;[.B15];&quot;','&quot;;[.C15];&quot;','&quot;;[.D15];&quot;','&quot;;[.E15];&quot;','&quot;;[.F15];&quot;');&quot;)" office:value-type="string" office:string-value="INSERT INTO Course (CourseID,Name,Credit,Aim,School,Level) VALUES ('ENG4432','Thermo-Dynamics 2','10','thermo','Engineering','2');">
            <text:p>INSERT INTO Course (CourseID,Name,Credit,Aim,School,Level) VALUES ('ENG4432','Thermo-Dynamics 2','10','thermo','Engineering','2');</text:p>
          </table:table-cell>
        </table:table-row>
      </table:table>
      <table:table table:name="CourseListHasCours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ourseListHasCourse</text:p>
          </table:table-cell>
          <table:table-cell table:number-columns-repeated="5"/>
        </table:table-row>
        <table:table-row table:style-name="ro1">
          <table:table-cell office:value-type="string">
            <text:p>CourseListHasCourseId</text:p>
          </table:table-cell>
          <table:table-cell office:value-type="string">
            <text:p>Degree</text:p>
          </table:table-cell>
          <table:table-cell office:value-type="string">
            <text:p>CourseI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CourseListHasCourse (CourseListHasCourseId,Degree,CourseId) VALUES ('1','English Literature','ENGLANG3012');">
            <text:p>INSERT INTO CourseListHasCourse (CourseListHasCourseId,Degre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CourseListHasCourse (CourseListHasCourseId,Degree,CourseId) VALUES ('2','Computer Science','Compsci2438');">
            <text:p>INSERT INTO CourseListHasCourse (CourseListHasCourseId,Degre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CourseListHasCourse (CourseListHasCourseId,Degree,CourseId) VALUES ('3','Mechanical Engineering','ENG4425');">
            <text:p>INSERT INTO CourseListHasCourse (CourseListHasCourseId,Degre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CourseListHasCourse (CourseListHasCourseId,Degree,CourseId) VALUES ('4','Electronic and Software Engineering','Compsci2436');">
            <text:p>INSERT INTO CourseListHasCourse (CourseListHasCourseId,Degre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CourseListHasCourse (CourseListHasCourseId,Degree,CourseId) VALUES ('5','Music','MUSIC1323');">
            <text:p>INSERT INTO CourseListHasCourse (CourseListHasCourseId,Degre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CourseListHasCourse (CourseListHasCourseId,Degree,CourseId) VALUES ('6','English Literature','ENGLANG3014');">
            <text:p>INSERT INTO CourseListHasCourse (CourseListHasCourseId,Degre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CourseListHasCourse (CourseListHasCourseId,Degree,CourseId) VALUES ('7','Computer Science','Compsci2438');">
            <text:p>INSERT INTO CourseListHasCourse (CourseListHasCourseId,Degre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CourseListHasCourse (CourseListHasCourseId,Degree,CourseId) VALUES ('8','Mechanical Engineering','ENG4427');">
            <text:p>INSERT INTO CourseListHasCourse (CourseListHasCourseId,Degre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CourseListHasCourse (CourseListHasCourseId,Degree,CourseId) VALUES ('9','Electronic and Software Engineering','Compsci2438');">
            <text:p>INSERT INTO CourseListHasCourse (CourseListHasCourseId,Degre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CourseListHasCourse (CourseListHasCourseId,Degree,CourseId) VALUES ('10','Music','MUSIC1325');">
            <text:p>INSERT INTO CourseListHasCourse (CourseListHasCourseId,Degree,CourseId) VALUES ('10','Music','MUSIC1325');</text:p>
          </table:table-cell>
        </table:table-row>
      </table:table>
      <table:table table:name="Degree" table:style-name="ta1" table:print="false">
        <table:table-column table:style-name="co8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egree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School</text:p>
          </table:table-cell>
          <table:table-cell office:value-type="string">
            <text:p>Years</text:p>
          </table:table-cell>
          <table:table-cell office:value-type="string">
            <text:p>DegreeType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 office:value-type="string">
            <text:p>Critical Studies</text:p>
          </table:table-cell>
          <table:table-cell office:value-type="float" office:value="4">
            <text:p>4</text:p>
          </table:table-cell>
          <table:table-cell office:value-type="string">
            <text:p>BA</text:p>
          </table:table-cell>
          <table:table-cell/>
          <table:table-cell table:formula="of:=CONCATENATE(&quot;INSERT INTO &quot;;[.$A$1];&quot; (&quot;;[.$A$2];&quot;,&quot;;[.$B$2];&quot;,&quot;;[.$C$2];&quot;,&quot;;[.$D$2];&quot;) values ('&quot;;[.A3];&quot;','&quot;;[.B3];&quot;','&quot;;[.C3];&quot;','&quot;;[.D3];&quot;');&quot;)" office:value-type="string" office:string-value="INSERT INTO Degree (Name,School,Years,DegreeType) values ('English Literature','Critical Studies','4','BA');">
            <text:p>INSERT INTO Degree (Name,School,Years,DegreeType) values ('English Literature','Critical Studies','4','BA');</text:p>
          </table:table-cell>
        </table:table-row>
        <table:table-row table:style-name="ro1">
          <table:table-cell office:value-type="string">
            <text:p>Computer Science</text:p>
          </table:table-cell>
          <table:table-cell office:value-type="string">
            <text:p>Computing Science</text:p>
          </table:table-cell>
          <table:table-cell office:value-type="float" office:value="4">
            <text:p>4</text:p>
          </table:table-cell>
          <table:table-cell table:formula="of:=&quot;BEng&quot;" office:value-type="string" office:string-value="BEng">
            <text:p>BE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4];&quot;','&quot;;[.B4];&quot;','&quot;;[.C4];&quot;','&quot;;[.D4];&quot;');&quot;)" office:value-type="string" office:string-value="INSERT INTO Degree (Name,School,Years,DegreeType) values ('Computer Science','Computing Science','4','BEng');">
            <text:p>INSERT INTO Degree (Name,School,Years,DegreeType) values ('Computer Science','Computing Science','4','BEng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 office:value-type="string">
            <text:p>Engineering</text:p>
          </table:table-cell>
          <table:table-cell office:value-type="float" office:value="4">
            <text:p>4</text:p>
          </table:table-cell>
          <table:table-cell table:formula="of:=&quot;BSci&quot;" office:value-type="string" office:string-value="BSci">
            <text:p>BSci</text:p>
          </table:table-cell>
          <table:table-cell/>
          <table:table-cell table:formula="of:=CONCATENATE(&quot;INSERT INTO &quot;;[.$A$1];&quot; (&quot;;[.$A$2];&quot;,&quot;;[.$B$2];&quot;,&quot;;[.$C$2];&quot;,&quot;;[.$D$2];&quot;) values ('&quot;;[.A5];&quot;','&quot;;[.B5];&quot;','&quot;;[.C5];&quot;','&quot;;[.D5];&quot;');&quot;)" office:value-type="string" office:string-value="INSERT INTO Degree (Name,School,Years,DegreeType) values ('Mechanical Engineering','Engineering','4','BSci');">
            <text:p>INSERT INTO Degree (Name,School,Years,DegreeType) values ('Mechanical Engineering','Engineering','4','BSci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 office:value-type="string">
            <text:p>Engineering</text:p>
          </table:table-cell>
          <table:table-cell office:value-type="float" office:value="4">
            <text:p>4</text:p>
          </table:table-cell>
          <table:table-cell table:formula="of:=&quot;BEng&quot;" office:value-type="string" office:string-value="BEng">
            <text:p>BE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6];&quot;','&quot;;[.B6];&quot;','&quot;;[.C6];&quot;','&quot;;[.D6];&quot;');&quot;)" office:value-type="string" office:string-value="INSERT INTO Degree (Name,School,Years,DegreeType) values ('Electronic and Software Engineering','Engineering','4','BEng');">
            <text:p>INSERT INTO Degree (Name,School,Years,DegreeType) values ('Electronic and Software Engineering','Engineering','4','BEng');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Culture and Creative Arts</text:p>
          </table:table-cell>
          <table:table-cell office:value-type="float" office:value="4">
            <text:p>4</text:p>
          </table:table-cell>
          <table:table-cell office:value-type="string">
            <text:p>BA</text:p>
          </table:table-cell>
          <table:table-cell/>
          <table:table-cell table:formula="of:=CONCATENATE(&quot;INSERT INTO &quot;;[.$A$1];&quot; (&quot;;[.$A$2];&quot;,&quot;;[.$B$2];&quot;,&quot;;[.$C$2];&quot;,&quot;;[.$D$2];&quot;) values ('&quot;;[.A7];&quot;','&quot;;[.B7];&quot;','&quot;;[.C7];&quot;','&quot;;[.D7];&quot;');&quot;)" office:value-type="string" office:string-value="INSERT INTO Degree (Name,School,Years,DegreeType) values ('Music','Culture and Creative Arts','4','BA');">
            <text:p>INSERT INTO Degree (Name,School,Years,DegreeType) values ('Music','Culture and Creative Arts','4','BA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DeptHead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ptHead (StaffId,Year) VALUES ('9023403','4');">
            <text:p>INSERT INTO DeptHead (StaffId,Year) VALUES ('9023403','4');</text:p>
          </table:table-cell>
        </table:table-row>
      </table:table>
      <table:table table:name="School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</table:table>
      <table:table table:name="Student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5" table:default-cell-style-name="ce2"/>
        <table:table-column table:style-name="co1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Studen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>
            <text:p>Matric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table:style-name="Default"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F3];1;1))" office:value-type="string" office:string-value="3000001B">
            <text:p>3000001B</text:p>
          </table:table-cell>
          <table:table-cell table:style-name="ce1" table:formula="of:=CONCATENATE([.A3];MID([.E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sswo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F4];1;1))" office:value-type="string" office:string-value="3000002H">
            <text:p>3000002H</text:p>
          </table:table-cell>
          <table:table-cell table:formula="of:=CONCATENATE([.A4];MID([.E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sswo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F5];1;1))" office:value-type="string" office:string-value="3000003J">
            <text:p>3000003J</text:p>
          </table:table-cell>
          <table:table-cell table:formula="of:=CONCATENATE([.A5];MID([.E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sswo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23432">
            <text:p>34234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F6];1;1))" office:value-type="string" office:string-value="3000004S">
            <text:p>3000004S</text:p>
          </table:table-cell>
          <table:table-cell table:formula="of:=CONCATENATE([.A6];MID([.E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sswo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23432">
            <text:p>34234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F7];1;1))" office:value-type="string" office:string-value="3000005M">
            <text:p>3000005M</text:p>
          </table:table-cell>
          <table:table-cell table:formula="of:=CONCATENATE([.A7];MID([.E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sswo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F8];1;1))" office:value-type="string" office:string-value="3000006M">
            <text:p>3000006M</text:p>
          </table:table-cell>
          <table:table-cell table:formula="of:=CONCATENATE([.A8];MID([.E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sswo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F9];1;1))" office:value-type="string" office:string-value="3000007W">
            <text:p>3000007W</text:p>
          </table:table-cell>
          <table:table-cell table:formula="of:=CONCATENATE([.A9];MID([.E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sswo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office:value-type="float" office:value="3000008">
            <text:p>3000008</text:p>
          </table:table-cell>
          <table:table-cell table:formula="of:=CONCATENATE([.A10];MID([.F10];1;1))" office:value-type="string" office:string-value="3000008G">
            <text:p>3000008G</text:p>
          </table:table-cell>
          <table:table-cell table:formula="of:=CONCATENATE([.A10];MID([.E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sswo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office:value-type="float" office:value="3000009">
            <text:p>3000009</text:p>
          </table:table-cell>
          <table:table-cell table:formula="of:=CONCATENATE([.A11];MID([.F11];1;1))" office:value-type="string" office:string-value="3000009S">
            <text:p>3000009S</text:p>
          </table:table-cell>
          <table:table-cell table:formula="of:=CONCATENATE([.A11];MID([.E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sswo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office:value-type="float" office:value="3000010">
            <text:p>3000010</text:p>
          </table:table-cell>
          <table:table-cell table:formula="of:=CONCATENATE([.A12];MID([.F12];1;1))" office:value-type="string" office:string-value="3000010A">
            <text:p>3000010A</text:p>
          </table:table-cell>
          <table:table-cell table:formula="of:=CONCATENATE([.A12];MID([.E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sswo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</table:table>
      <table:table table:name="Staff" table:style-name="ta1" table:print="false"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5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Staff</text:p>
          </table:table-cell>
          <table:table-cell table:number-columns-repeated="9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Salt</text:p>
          </table:table-cell>
          <table:table-cell office:value-type="string">
            <text:p>Username</text:p>
          </table:table-cell>
          <table:table-cell office:value-type="string">
            <text:p>School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 table:formula="of:=CONCATENATE([.B3];&quot;.&quot;;[.C3];&quot;@glasgow.ac.uk&quot;)" office:value-type="string" office:string-value="William.Kane@glasgow.ac.uk">
            <text:p>William.Kane@glasgow.ac.uk</text:p>
          </table:table-cell>
          <table:table-cell office:value-type="string">
            <text:p>Password</text:p>
          </table:table-cell>
          <table:table-cell/>
          <table:table-cell table:formula="of:=CONCATENATE([.A3];MID([.C3];1;1))" office:value-type="string" office:string-value="3423432K">
            <text:p>3423432K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3];&quot;','&quot;;[.B3];&quot;','&quot;;[.C3];&quot;','&quot;;[.D3];&quot;','&quot;;[.E3];&quot;','&quot;;[.G3];&quot;','&quot;;[.H3];&quot;');&quot;)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 table:formula="of:=CONCATENATE([.B4];&quot;.&quot;;[.C4];&quot;@glasgow.ac.uk&quot;)" office:value-type="string" office:string-value="Nicola.Tracy@glasgow.ac.uk">
            <text:p>Nicola.Tracy@glasgow.ac.uk</text:p>
          </table:table-cell>
          <table:table-cell office:value-type="string">
            <text:p>Password</text:p>
          </table:table-cell>
          <table:table-cell/>
          <table:table-cell table:formula="of:=CONCATENATE([.A4];MID([.C4];1;1))" office:value-type="string" office:string-value="5498923T">
            <text:p>5498923T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4];&quot;','&quot;;[.B4];&quot;','&quot;;[.C4];&quot;','&quot;;[.D4];&quot;','&quot;;[.E4];&quot;','&quot;;[.G4];&quot;','&quot;;[.H4];&quot;');&quot;)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 table:formula="of:=CONCATENATE([.B5];&quot;.&quot;;[.C5];&quot;@glasgow.ac.uk&quot;)" office:value-type="string" office:string-value="Suzanne.Kerns@glasgow.ac.uk">
            <text:p>Suzanne.Kerns@glasgow.ac.uk</text:p>
          </table:table-cell>
          <table:table-cell office:value-type="string">
            <text:p>Password</text:p>
          </table:table-cell>
          <table:table-cell/>
          <table:table-cell table:formula="of:=CONCATENATE([.A5];MID([.C5];1;1))" office:value-type="string" office:string-value="6829432K">
            <text:p>6829432K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5];&quot;','&quot;;[.B5];&quot;','&quot;;[.C5];&quot;','&quot;;[.D5];&quot;','&quot;;[.E5];&quot;','&quot;;[.G5];&quot;','&quot;;[.H5];&quot;');&quot;)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 table:formula="of:=CONCATENATE([.B6];&quot;.&quot;;[.C6];&quot;@glasgow.ac.uk&quot;)" office:value-type="string" office:string-value="John.Ashton@glasgow.ac.uk">
            <text:p>John.Ashton@glasgow.ac.uk</text:p>
          </table:table-cell>
          <table:table-cell office:value-type="string">
            <text:p>Password</text:p>
          </table:table-cell>
          <table:table-cell/>
          <table:table-cell table:formula="of:=CONCATENATE([.A6];MID([.C6];1;1))" office:value-type="string" office:string-value="5462624A">
            <text:p>5462624A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6];&quot;','&quot;;[.B6];&quot;','&quot;;[.C6];&quot;','&quot;;[.D6];&quot;','&quot;;[.E6];&quot;','&quot;;[.G6];&quot;','&quot;;[.H6];&quot;');&quot;)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 table:formula="of:=CONCATENATE([.B7];&quot;.&quot;;[.C7];&quot;@glasgow.ac.uk&quot;)" office:value-type="string" office:string-value="Bernard.Yolk@glasgow.ac.uk">
            <text:p>Bernard.Yolk@glasgow.ac.uk</text:p>
          </table:table-cell>
          <table:table-cell office:value-type="string">
            <text:p>Password</text:p>
          </table:table-cell>
          <table:table-cell/>
          <table:table-cell table:formula="of:=CONCATENATE([.A7];MID([.C7];1;1))" office:value-type="string" office:string-value="9023403Y">
            <text:p>9023403Y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7];&quot;','&quot;;[.B7];&quot;','&quot;;[.C7];&quot;','&quot;;[.D7];&quot;','&quot;;[.E7];&quot;','&quot;;[.G7];&quot;','&quot;;[.H7];&quot;');&quot;)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 table:formula="of:=CONCATENATE([.B8];&quot;.&quot;;[.C8];&quot;@glasgow.ac.uk&quot;)" office:value-type="string" office:string-value="James.Read@glasgow.ac.uk">
            <text:p>James.Read@glasgow.ac.uk</text:p>
          </table:table-cell>
          <table:table-cell office:value-type="string">
            <text:p>Password</text:p>
          </table:table-cell>
          <table:table-cell/>
          <table:table-cell table:formula="of:=CONCATENATE([.A8];MID([.C8];1;1))" office:value-type="string" office:string-value="3435232R">
            <text:p>3435232R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8];&quot;','&quot;;[.B8];&quot;','&quot;;[.C8];&quot;','&quot;;[.D8];&quot;','&quot;;[.E8];&quot;','&quot;;[.G8];&quot;','&quot;;[.H8];&quot;');&quot;)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 table:formula="of:=CONCATENATE([.B9];&quot;.&quot;;[.C9];&quot;@glasgow.ac.uk&quot;)" office:value-type="string" office:string-value="Robert.Silk@glasgow.ac.uk">
            <text:p>Robert.Silk@glasgow.ac.uk</text:p>
          </table:table-cell>
          <table:table-cell office:value-type="string">
            <text:p>Password</text:p>
          </table:table-cell>
          <table:table-cell/>
          <table:table-cell table:formula="of:=CONCATENATE([.A9];MID([.C9];1;1))" office:value-type="string" office:string-value="4533531S">
            <text:p>4533531S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9];&quot;','&quot;;[.B9];&quot;','&quot;;[.C9];&quot;','&quot;;[.D9];&quot;','&quot;;[.E9];&quot;','&quot;;[.G9];&quot;','&quot;;[.H9];&quot;');&quot;)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 table:formula="of:=CONCATENATE([.B10];&quot;.&quot;;[.C10];&quot;@glasgow.ac.uk&quot;)" office:value-type="string" office:string-value="Theodore.Edwards@glasgow.ac.uk">
            <text:p>Theodore.Edwards@glasgow.ac.uk</text:p>
          </table:table-cell>
          <table:table-cell office:value-type="string">
            <text:p>Password</text:p>
          </table:table-cell>
          <table:table-cell/>
          <table:table-cell table:formula="of:=CONCATENATE([.A10];MID([.C10];1;1))" office:value-type="string" office:string-value="5345331E">
            <text:p>5345331E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10];&quot;','&quot;;[.B10];&quot;','&quot;;[.C10];&quot;','&quot;;[.D10];&quot;','&quot;;[.E10];&quot;','&quot;;[.G10];&quot;','&quot;;[.H10];&quot;');&quot;)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</table:table>
      <table:table table:name="StudentHasCours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6"/>
        </table:table-row>
        <table:table-row table:style-name="ro1">
          <table:table-cell office:value-type="string">
            <text:p>StudentHasCourseId</text:p>
          </table:table-cell>
          <table:table-cell office:value-type="string">
            <text:p>Matric</text:p>
          </table:table-cell>
          <table:table-cell office:value-type="string">
            <text:p>CourseId</text:p>
          </table:table-cell>
          <table:table-cell office:value-type="string">
            <text:p>Grade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;&quot;','&quot;;[.D3];&quot;','&quot;;[.E3];&quot;');&quot;)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 office:value-type="string">
            <text:p>A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;&quot;','&quot;;[.D4];&quot;','&quot;;[.E4];&quot;');&quot;)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;&quot;','&quot;;[.D5];&quot;','&quot;;[.E5];&quot;');&quot;)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 office:value-type="string">
            <text:p>C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;&quot;','&quot;;[.D6];&quot;','&quot;;[.E6];&quot;');&quot;)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;&quot;','&quot;;[.D7];&quot;','&quot;;[.E7];&quot;');&quot;)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 office:value-type="string">
            <text:p>A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;&quot;','&quot;;[.D8];&quot;','&quot;;[.E8];&quot;');&quot;)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;&quot;','&quot;;[.D9];&quot;','&quot;;[.E9];&quot;');&quot;)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 office:value-type="string">
            <text:p>C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;&quot;','&quot;;[.D10];&quot;','&quot;;[.E10];&quot;');&quot;)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 office:value-type="string">
            <text:p>B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1];&quot;','&quot;;[.B11];&quot;','&quot;;[.C11];;&quot;','&quot;;[.D11];&quot;','&quot;;[.E11];&quot;');&quot;)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2];&quot;','&quot;;[.B12];&quot;','&quot;;[.C12];;&quot;','&quot;;[.D12];&quot;','&quot;;[.E12];&quot;');&quot;)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3];&quot;','&quot;;[.B13];&quot;','&quot;;[.C13];;&quot;','&quot;;[.D13];&quot;','&quot;;[.E13];&quot;');&quot;)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4];&quot;','&quot;;[.B14];&quot;','&quot;;[.C14];;&quot;','&quot;;[.D14];&quot;','&quot;;[.E14];&quot;');&quot;)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5];&quot;','&quot;;[.B15];&quot;','&quot;;[.C15];;&quot;','&quot;;[.D15];&quot;','&quot;;[.E15];&quot;');&quot;)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 office:value-type="string">
            <text:p>A5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6];&quot;','&quot;;[.B16];&quot;','&quot;;[.C16];;&quot;','&quot;;[.D16];&quot;','&quot;;[.E16];&quot;');&quot;)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 office:value-type="string">
            <text:p>D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7];&quot;','&quot;;[.B17];&quot;','&quot;;[.C17];;&quot;','&quot;;[.D17];&quot;','&quot;;[.E17];&quot;');&quot;)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 office:value-type="string">
            <text:p>C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8];&quot;','&quot;;[.B18];&quot;','&quot;;[.C18];;&quot;','&quot;;[.D18];&quot;','&quot;;[.E18];&quot;');&quot;)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9];&quot;','&quot;;[.B19];&quot;','&quot;;[.C19];;&quot;','&quot;;[.D19];&quot;','&quot;;[.E19];&quot;');&quot;)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0];&quot;','&quot;;[.B20];&quot;','&quot;;[.C20];;&quot;','&quot;;[.D20];&quot;','&quot;;[.E20];&quot;');&quot;)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 office:value-type="string">
            <text:p>G1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1];&quot;','&quot;;[.B21];&quot;','&quot;;[.C21];;&quot;','&quot;;[.D21];&quot;','&quot;;[.E21];&quot;');&quot;)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 office:value-type="string">
            <text:p>E2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2];&quot;','&quot;;[.B22];&quot;','&quot;;[.C22];;&quot;','&quot;;[.D22];&quot;','&quot;;[.E22];&quot;');&quot;)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</table:table>
      <table:table table:name="TeachingCommittee" table:style-name="ta1" table:print="false"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27/02/2014</text:date>, <text:time>13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4-02-27T13:33:51</dc:date>
    <dc:creator>Joshua Marks</dc:creator>
    <meta:editing-duration>P16DT8H32M34S</meta:editing-duration>
    <meta:editing-cycles>26</meta:editing-cycles>
    <meta:generator>OpenOffice/4.0.0$Unix OpenOffice.org_project/400m3$Build-9702</meta:generator>
    <meta:document-statistic meta:table-count="12" meta:cell-count="616" meta:object-count="0"/>
    <meta:user-defined meta:name=""/>
  </office:meta>
</office:document-meta>
</file>